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pitch="fixed"/>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28cm" svg:stroke-color="#000000" draw:marker-start-width="0.242cm" draw:marker-end-width="0.242cm" draw:fill="solid" draw:fill-color="#dddddd" draw:textarea-horizontal-align="justify" draw:textarea-vertical-align="middle" draw:auto-grow-height="false" fo:min-height="6.565cm" fo:min-width="4.679cm" fo:padding-top="0.139cm" fo:padding-bottom="0.139cm" fo:padding-left="0.264cm" fo:padding-right="0.264cm"/>
    </style:style>
    <style:style style:name="gr2" style:family="graphic" style:parent-style-name="standard">
      <style:graphic-properties svg:stroke-width="0.035cm" svg:stroke-color="#000000" draw:marker-start-width="0.252cm" draw:marker-end-width="0.252cm" draw:fill-color="#ff860d" draw:textarea-horizontal-align="justify" draw:textarea-vertical-align="middle" draw:auto-grow-height="false" fo:min-height="0.59cm" fo:min-width="0.737cm" fo:padding-top="0.142cm" fo:padding-bottom="0.142cm" fo:padding-left="0.267cm" fo:padding-right="0.267cm"/>
    </style:style>
    <style:style style:name="gr3" style:family="graphic" style:parent-style-name="standard">
      <style:graphic-properties svg:stroke-width="0.053cm" svg:stroke-color="#000000" draw:marker-start-width="0.279cm" draw:marker-end-width="0.279cm" draw:fill-color="#999999" draw:textarea-horizontal-align="justify" draw:textarea-vertical-align="middle" draw:auto-grow-height="false" fo:min-height="0.714cm" fo:min-width="4.147cm" fo:padding-top="0.151cm" fo:padding-bottom="0.151cm" fo:padding-left="0.276cm" fo:padding-right="0.276cm"/>
    </style:style>
    <style:style style:name="gr4" style:family="graphic" style:parent-style-name="standard">
      <style:graphic-properties svg:stroke-width="0.053cm" svg:stroke-color="#000000" draw:marker-start-width="0.279cm" draw:marker-end-width="0.279cm" draw:fill-color="#81d41a" draw:textarea-horizontal-align="justify" draw:textarea-vertical-align="middle" draw:auto-grow-height="false" fo:min-height="0.714cm" fo:min-width="0.845cm" fo:padding-top="0.151cm" fo:padding-bottom="0.151cm" fo:padding-left="0.276cm" fo:padding-right="0.276cm"/>
    </style:style>
    <style:style style:name="gr5" style:family="graphic" style:parent-style-name="standard">
      <style:graphic-properties svg:stroke-width="0.053cm" svg:stroke-color="#000000" draw:marker-start-width="0.279cm" draw:marker-end-width="0.279cm" draw:fill-color="#729fcf" draw:textarea-horizontal-align="justify" draw:textarea-vertical-align="middle" draw:auto-grow-height="false" fo:min-height="1.908cm" fo:min-width="0.947cm" fo:padding-top="0.151cm" fo:padding-bottom="0.151cm" fo:padding-left="0.276cm" fo:padding-right="0.276cm"/>
    </style:style>
    <style:style style:name="gr6" style:family="graphic" style:parent-style-name="standard">
      <style:graphic-properties svg:stroke-width="0.035cm" svg:stroke-color="#000000" draw:marker-start-width="0.252cm" draw:marker-end-width="0.252cm" draw:fill-color="#ff860d" draw:textarea-horizontal-align="justify" draw:textarea-vertical-align="middle" draw:auto-grow-height="false" fo:min-height="0.624cm" fo:min-width="0.771cm" fo:padding-top="0.142cm" fo:padding-bottom="0.142cm" fo:padding-left="0.267cm" fo:padding-right="0.267cm"/>
    </style:style>
    <style:style style:name="gr7"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714cm" fo:min-width="0.845cm" fo:padding-top="0.151cm" fo:padding-bottom="0.151cm" fo:padding-left="0.276cm" fo:padding-right="0.276cm"/>
    </style:style>
    <style:style style:name="gr8" style:family="graphic" style:parent-style-name="objectwithoutfill">
      <style:graphic-properties svg:stroke-width="0.053cm" svg:stroke-color="#000000" draw:marker-start-width="0.279cm" draw:marker-end="" draw:marker-end-width="0.379cm" draw:fill="solid" draw:textarea-vertical-align="middle" fo:padding-top="0.151cm" fo:padding-bottom="0.151cm" fo:padding-left="0.276cm" fo:padding-right="0.276cm"/>
    </style:style>
    <style:style style:name="gr9" style:family="graphic" style:parent-style-name="objectwithoutfill">
      <style:graphic-properties svg:stroke-width="0.053cm" svg:stroke-color="#000000" draw:marker-start-width="0.279cm" draw:marker-end-width="0.279cm" draw:fill="solid" draw:textarea-vertical-align="middle" fo:padding-top="0.151cm" fo:padding-bottom="0.151cm" fo:padding-left="0.276cm" fo:padding-right="0.276cm"/>
    </style:style>
    <style:style style:name="gr10" style:family="graphic" style:parent-style-name="standard">
      <style:graphic-properties draw:stroke="none" svg:stroke-color="#000000" draw:fill="none" draw:fill-color="#ffffff" fo:min-height="0.802cm"/>
    </style:style>
    <style:style style:name="gr11" style:family="graphic" style:parent-style-name="standard">
      <style:graphic-properties svg:stroke-width="0.035cm" svg:stroke-color="#000000" draw:marker-start-width="0.252cm" draw:marker-end-width="0.252cm" draw:fill-color="#ff860d" draw:textarea-horizontal-align="justify" draw:textarea-vertical-align="middle" draw:auto-grow-height="false" fo:min-height="0.59cm" fo:min-width="0.737cm" fo:padding-top="0.142cm" fo:padding-bottom="0.142cm" fo:padding-left="0.267cm" fo:padding-right="0.267cm"/>
    </style:style>
    <style:style style:name="gr12" style:family="graphic" style:parent-style-name="standard">
      <style:graphic-properties draw:stroke="none" svg:stroke-color="#000000" draw:fill="none" draw:fill-color="#ffffff" fo:min-height="0.869cm"/>
    </style:style>
    <style:style style:name="gr13" style:family="graphic" style:parent-style-name="standard">
      <style:graphic-properties svg:stroke-color="#000000" draw:fill-color="#ffa6a6" draw:textarea-horizontal-align="justify" draw:textarea-vertical-align="middle" draw:auto-grow-height="false" fo:min-height="1.8cm" fo:min-width="8.358cm" fo:wrap-option="no-wrap"/>
    </style:style>
    <style:style style:name="gr14" style:family="graphic" style:parent-style-name="standard">
      <style:graphic-properties svg:stroke-color="#000000" draw:fill-color="#0093d9" draw:textarea-horizontal-align="justify" draw:textarea-vertical-align="middle" draw:auto-grow-height="false" fo:min-height="2.304cm" fo:min-width="2.902cm" fo:wrap-option="no-wrap"/>
    </style:style>
    <style:style style:name="gr15" style:family="graphic" style:parent-style-name="standard">
      <style:graphic-properties svg:stroke-width="0.028cm" svg:stroke-color="#000000" draw:marker-start-width="0.242cm" draw:marker-end-width="0.242cm" draw:fill="solid" draw:fill-color="#dddddd" draw:textarea-horizontal-align="justify" draw:textarea-vertical-align="middle" draw:auto-grow-height="false" fo:min-height="3.384cm" fo:min-width="4.597cm" fo:padding-top="0.139cm" fo:padding-bottom="0.139cm" fo:padding-left="0.264cm" fo:padding-right="0.264cm"/>
    </style:style>
    <style:style style:name="gr16"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17" style:family="graphic" style:parent-style-name="objectwithoutfill">
      <style:graphic-properties svg:stroke-width="0.106cm" svg:stroke-color="#000000" draw:marker-start-width="0.359cm" draw:marker-end-width="0.359cm" draw:fill="solid" draw:textarea-vertical-align="middle" fo:padding-top="0.178cm" fo:padding-bottom="0.178cm" fo:padding-left="0.303cm" fo:padding-right="0.303cm"/>
    </style:style>
    <style:style style:name="gr18" style:family="graphic" style:parent-style-name="standard">
      <style:graphic-properties svg:stroke-width="0.053cm" svg:stroke-color="#000000" draw:marker-start-width="0.279cm" draw:marker-end-width="0.279cm" draw:fill-color="#bf819e" draw:textarea-horizontal-align="justify" draw:textarea-vertical-align="middle" draw:auto-grow-height="false" fo:min-height="0.714cm" fo:min-width="0.845cm" fo:padding-top="0.151cm" fo:padding-bottom="0.151cm" fo:padding-left="0.276cm" fo:padding-right="0.276cm"/>
    </style:style>
    <style:style style:name="P1" style:family="paragraph">
      <loext:graphic-properties draw:fill="solid" draw:fill-color="#dddddd"/>
      <style:paragraph-properties fo:text-align="center"/>
    </style:style>
    <style:style style:name="P2" style:family="paragraph">
      <loext:graphic-properties draw:fill-color="#ff860d"/>
      <style:paragraph-properties fo:text-align="center"/>
      <style:text-properties style:font-name="Source Code Pro1" fo:font-size="14pt" style:font-size-asian="14pt" style:font-size-complex="14pt"/>
    </style:style>
    <style:style style:name="P3" style:family="paragraph">
      <style:paragraph-properties fo:text-align="center"/>
    </style:style>
    <style:style style:name="P4" style:family="paragraph">
      <loext:graphic-properties draw:fill-color="#999999"/>
      <style:paragraph-properties fo:text-align="center"/>
      <style:text-properties style:font-name="Source Code Pro1" fo:font-size="14pt" style:font-size-asian="14pt" style:font-size-complex="14pt"/>
    </style:style>
    <style:style style:name="P5" style:family="paragraph">
      <loext:graphic-properties draw:fill-color="#81d41a"/>
      <style:paragraph-properties fo:text-align="center"/>
      <style:text-properties style:font-name="Source Code Pro1" fo:font-size="14pt" style:font-size-asian="14pt" style:font-size-complex="14pt"/>
    </style:style>
    <style:style style:name="P6" style:family="paragraph">
      <loext:graphic-properties draw:fill-color="#729fcf"/>
      <style:paragraph-properties fo:text-align="center"/>
      <style:text-properties style:font-name="Source Code Pro1" fo:font-size="14pt" style:font-size-asian="14pt" style:font-size-complex="14pt"/>
    </style:style>
    <style:style style:name="P7" style:family="paragraph">
      <loext:graphic-properties draw:fill-color="#ffffff"/>
      <style:paragraph-properties fo:text-align="center"/>
      <style:text-properties style:font-name="Source Code Pro1" fo:font-size="14pt" style:font-size-asian="14pt" style:font-size-complex="14pt"/>
    </style:style>
    <style:style style:name="P8" style:family="paragraph">
      <loext:graphic-properties draw:fill="solid"/>
      <style:paragraph-properties fo:text-align="center"/>
    </style:style>
    <style:style style:name="P9" style:family="paragraph">
      <loext:graphic-properties draw:fill="none" draw:fill-color="#ffffff"/>
      <style:text-properties style:font-name="Source Code Pro1"/>
    </style:style>
    <style:style style:name="P10" style:family="paragraph">
      <loext:graphic-properties draw:fill="none" draw:fill-color="#ffffff"/>
      <style:text-properties fo:font-size="22pt" fo:font-weight="bold" style:font-size-asian="22pt" style:font-weight-asian="bold" style:font-size-complex="22pt" style:font-weight-complex="bold"/>
    </style:style>
    <style:style style:name="P11" style:family="paragraph">
      <loext:graphic-properties draw:fill-color="#ffa6a6"/>
      <style:paragraph-properties fo:text-align="center"/>
    </style:style>
    <style:style style:name="P12" style:family="paragraph">
      <loext:graphic-properties draw:fill-color="#0093d9"/>
      <style:paragraph-properties fo:text-align="center"/>
      <style:text-properties style:font-name="Source Code Pro1"/>
    </style:style>
    <style:style style:name="P13" style:family="paragraph">
      <loext:graphic-properties draw:fill-color="#bf819e"/>
      <style:paragraph-properties fo:text-align="center"/>
      <style:text-properties style:font-name="Source Code Pro1" fo:font-size="14pt" style:font-size-asian="14pt" style:font-size-complex="14pt"/>
    </style:style>
    <style:style style:name="T1" style:family="text">
      <style:text-properties style:font-name="Source Code Pro1" fo:font-size="14pt" style:font-size-asian="14pt" style:font-size-complex="14pt"/>
    </style:style>
    <style:style style:name="T2" style:family="text">
      <style:text-properties style:font-name="Source Code Pro1"/>
    </style:style>
    <style:style style:name="T3"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207cm" svg:height="6.843cm" svg:x="6.629cm" svg:y="0.889cm">
          <text:p/>
          <draw:enhanced-geometry svg:viewBox="0 0 21600 21600" draw:type="rectangle" draw:enhanced-path="M 0 0 L 21600 0 21600 21600 0 21600 0 0 Z N"/>
        </draw:custom-shape>
        <draw:custom-shape draw:style-name="gr2" draw:text-style-name="P2" draw:layer="layout" svg:width="1.27cm" svg:height="1.397cm" svg:x="9.986cm" svg:y="5.16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4.699cm" svg:height="1.016cm" svg:x="6.883cm" svg:y="3.785cm">
          <text:p text:style-name="P3"><text:span text:style-name="T1">IOH</text:span></text:p>
          <draw:enhanced-geometry svg:viewBox="0 0 21600 21600" draw:type="rectangle" draw:enhanced-path="M 0 0 L 21600 0 21600 21600 0 21600 0 0 Z N"/>
        </draw:custom-shape>
        <draw:custom-shape draw:style-name="gr4" draw:text-style-name="P5" draw:layer="layout" svg:width="1.397cm" svg:height="1.016cm" svg:x="6.883cm" svg:y="1.245cm">
          <text:p text:style-name="P3"><text:span text:style-name="T1">CPU1</text:span></text:p>
          <draw:enhanced-geometry svg:viewBox="0 0 21600 21600" draw:type="rectangle" draw:enhanced-path="M 0 0 L 21600 0 21600 21600 0 21600 0 0 Z N"/>
        </draw:custom-shape>
        <draw:custom-shape draw:style-name="gr4" draw:text-style-name="P5" draw:layer="layout" svg:width="1.397cm" svg:height="1.016cm" svg:x="8.483cm" svg:y="1.245cm">
          <text:p text:style-name="P3"><text:span text:style-name="T1">CPU2</text:span></text:p>
          <draw:enhanced-geometry svg:viewBox="0 0 21600 21600" draw:type="rectangle" draw:enhanced-path="M 0 0 L 21600 0 21600 21600 0 21600 0 0 Z N"/>
        </draw:custom-shape>
        <draw:custom-shape draw:style-name="gr4" draw:text-style-name="P5" draw:layer="layout" svg:width="1.397cm" svg:height="1.016cm" svg:x="6.883cm" svg:y="2.445cm">
          <text:p text:style-name="P3"><text:span text:style-name="T1">CPU3</text:span></text:p>
          <draw:enhanced-geometry svg:viewBox="0 0 21600 21600" draw:type="rectangle" draw:enhanced-path="M 0 0 L 21600 0 21600 21600 0 21600 0 0 Z N"/>
        </draw:custom-shape>
        <draw:custom-shape draw:style-name="gr4" draw:text-style-name="P5" draw:layer="layout" svg:width="1.397cm" svg:height="1.016cm" svg:x="8.483cm" svg:y="2.445cm">
          <text:p text:style-name="P3"><text:span text:style-name="T1">CPU4</text:span></text:p>
          <draw:enhanced-geometry svg:viewBox="0 0 21600 21600" draw:type="rectangle" draw:enhanced-path="M 0 0 L 21600 0 21600 21600 0 21600 0 0 Z N"/>
        </draw:custom-shape>
        <draw:custom-shape draw:style-name="gr5" draw:text-style-name="P6" draw:layer="layout" svg:width="1.499cm" svg:height="2.21cm" svg:x="10.083cm" svg:y="1.245cm">
          <text:p text:style-name="P3"><text:span text:style-name="T1">RAM</text:span></text:p>
          <draw:enhanced-geometry svg:viewBox="0 0 21600 21600" draw:type="rectangle" draw:enhanced-path="M 0 0 L 21600 0 21600 21600 0 21600 0 0 Z N"/>
        </draw:custom-shape>
        <draw:custom-shape draw:style-name="gr6" draw:text-style-name="P2" draw:layer="layout" svg:width="1.27cm" svg:height="1.397cm" svg:x="10.185cm" svg:y="5.363cm">
          <text:p text:style-name="P3"><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7" draw:layer="layout" svg:width="1.397cm" svg:height="1.016cm" svg:x="6.891cm" svg:y="6.563cm">
          <text:p text:style-name="P3"><text:span text:style-name="T1">NIC</text:span></text:p>
          <draw:enhanced-geometry svg:viewBox="0 0 21600 21600" draw:type="rectangle" draw:enhanced-path="M 0 0 L 21600 0 21600 21600 0 21600 0 0 Z N"/>
        </draw:custom-shape>
        <draw:line draw:style-name="gr8" draw:text-style-name="P8" draw:layer="layout" svg:x1="7.646cm" svg:y1="4.801cm" svg:x2="7.62cm" svg:y2="6.477cm">
          <text:p/>
        </draw:line>
        <draw:line draw:style-name="gr8" draw:text-style-name="P8" draw:layer="layout" svg:x1="10.573cm" svg:y1="4.801cm" svg:x2="10.566cm" svg:y2="5.182cm">
          <text:p/>
        </draw:line>
        <draw:line draw:style-name="gr9" draw:text-style-name="P8" draw:layer="layout" svg:x1="7.518cm" svg:y1="3.531cm" svg:x2="7.518cm" svg:y2="3.531cm">
          <text:p/>
        </draw:line>
        <draw:line draw:style-name="gr9" draw:text-style-name="P8" draw:layer="layout" svg:x1="9.169cm" svg:y1="3.431cm" svg:x2="9.169cm" svg:y2="3.785cm">
          <text:p/>
        </draw:line>
        <draw:line draw:style-name="gr9" draw:text-style-name="P8" draw:layer="layout" svg:x1="10.82cm" svg:y1="3.431cm" svg:x2="10.82cm" svg:y2="3.785cm">
          <text:p/>
        </draw:line>
        <draw:line draw:style-name="gr9" draw:text-style-name="P8" draw:layer="layout" svg:x1="7.631cm" svg:y1="2.26cm" svg:x2="7.631cm" svg:y2="2.26cm">
          <text:p/>
        </draw:line>
        <draw:line draw:style-name="gr9" draw:text-style-name="P8" draw:layer="layout" svg:x1="9.169cm" svg:y1="2.261cm" svg:x2="9.169cm" svg:y2="2.464cm">
          <text:p/>
        </draw:line>
        <draw:line draw:style-name="gr9" draw:text-style-name="P8" draw:layer="layout" svg:x1="8.28cm" svg:y1="3.023cm" svg:x2="8.458cm" svg:y2="3.023cm">
          <text:p/>
        </draw:line>
        <draw:line draw:style-name="gr9" draw:text-style-name="P8" draw:layer="layout" svg:x1="8.28cm" svg:y1="1.823cm" svg:x2="8.483cm" svg:y2="1.823cm">
          <text:p/>
        </draw:line>
        <draw:line draw:style-name="gr9" draw:text-style-name="P8" draw:layer="layout" svg:x1="7.569cm" svg:y1="3.431cm" svg:x2="7.569cm" svg:y2="3.785cm">
          <text:p/>
        </draw:line>
        <draw:line draw:style-name="gr9" draw:text-style-name="P8" draw:layer="layout" svg:x1="7.569cm" svg:y1="2.262cm" svg:x2="7.569cm" svg:y2="2.465cm">
          <text:p/>
        </draw:line>
        <draw:frame draw:style-name="gr10" draw:text-style-name="P9" draw:layer="layout" svg:width="6.35cm" svg:height="1.052cm" svg:x="6.375cm" svg:y="-0.052cm">
          <draw:text-box>
            <text:p><text:span text:style-name="T2">Server 1</text:span></text:p>
          </draw:text-box>
        </draw:frame>
        <draw:custom-shape draw:style-name="gr1" draw:text-style-name="P1" draw:layer="layout" svg:width="5.207cm" svg:height="6.843cm" svg:x="13.029cm" svg:y="0.898cm">
          <text:p/>
          <draw:enhanced-geometry svg:viewBox="0 0 21600 21600" draw:type="rectangle" draw:enhanced-path="M 0 0 L 21600 0 21600 21600 0 21600 0 0 Z N"/>
        </draw:custom-shape>
        <draw:custom-shape draw:style-name="gr2" draw:text-style-name="P2" draw:layer="layout" svg:width="1.27cm" svg:height="1.397cm" svg:x="16.386cm" svg:y="5.1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4.699cm" svg:height="1.016cm" svg:x="13.283cm" svg:y="3.793cm">
          <text:p text:style-name="P3"><text:span text:style-name="T1">IOH</text:span></text:p>
          <draw:enhanced-geometry svg:viewBox="0 0 21600 21600" draw:type="rectangle" draw:enhanced-path="M 0 0 L 21600 0 21600 21600 0 21600 0 0 Z N"/>
        </draw:custom-shape>
        <draw:custom-shape draw:style-name="gr4" draw:text-style-name="P5" draw:layer="layout" svg:width="1.397cm" svg:height="1.016cm" svg:x="13.283cm" svg:y="1.253cm">
          <text:p text:style-name="P3"><text:span text:style-name="T1">CPU1</text:span></text:p>
          <draw:enhanced-geometry svg:viewBox="0 0 21600 21600" draw:type="rectangle" draw:enhanced-path="M 0 0 L 21600 0 21600 21600 0 21600 0 0 Z N"/>
        </draw:custom-shape>
        <draw:custom-shape draw:style-name="gr4" draw:text-style-name="P5" draw:layer="layout" svg:width="1.397cm" svg:height="1.016cm" svg:x="14.883cm" svg:y="1.253cm">
          <text:p text:style-name="P3"><text:span text:style-name="T1">CPU2</text:span></text:p>
          <draw:enhanced-geometry svg:viewBox="0 0 21600 21600" draw:type="rectangle" draw:enhanced-path="M 0 0 L 21600 0 21600 21600 0 21600 0 0 Z N"/>
        </draw:custom-shape>
        <draw:custom-shape draw:style-name="gr4" draw:text-style-name="P5" draw:layer="layout" svg:width="1.397cm" svg:height="1.016cm" svg:x="13.283cm" svg:y="2.453cm">
          <text:p text:style-name="P3"><text:span text:style-name="T1">CPU3</text:span></text:p>
          <draw:enhanced-geometry svg:viewBox="0 0 21600 21600" draw:type="rectangle" draw:enhanced-path="M 0 0 L 21600 0 21600 21600 0 21600 0 0 Z N"/>
        </draw:custom-shape>
        <draw:custom-shape draw:style-name="gr4" draw:text-style-name="P5" draw:layer="layout" svg:width="1.397cm" svg:height="1.016cm" svg:x="14.883cm" svg:y="2.453cm">
          <text:p text:style-name="P3"><text:span text:style-name="T1">CPU4</text:span></text:p>
          <draw:enhanced-geometry svg:viewBox="0 0 21600 21600" draw:type="rectangle" draw:enhanced-path="M 0 0 L 21600 0 21600 21600 0 21600 0 0 Z N"/>
        </draw:custom-shape>
        <draw:custom-shape draw:style-name="gr5" draw:text-style-name="P6" draw:layer="layout" svg:width="1.499cm" svg:height="2.21cm" svg:x="16.483cm" svg:y="1.253cm">
          <text:p text:style-name="P3"><text:span text:style-name="T1">RAM</text:span></text:p>
          <draw:enhanced-geometry svg:viewBox="0 0 21600 21600" draw:type="rectangle" draw:enhanced-path="M 0 0 L 21600 0 21600 21600 0 21600 0 0 Z N"/>
        </draw:custom-shape>
        <draw:custom-shape draw:style-name="gr11" draw:text-style-name="P2" draw:layer="layout" svg:width="1.27cm" svg:height="1.397cm" svg:x="16.585cm" svg:y="5.371cm">
          <text:p text:style-name="P3"><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8" draw:layer="layout" svg:x1="16.973cm" svg:y1="4.809cm" svg:x2="16.966cm" svg:y2="5.19cm">
          <text:p/>
        </draw:line>
        <draw:line draw:style-name="gr9" draw:text-style-name="P8" draw:layer="layout" svg:x1="13.918cm" svg:y1="3.539cm" svg:x2="13.918cm" svg:y2="3.539cm">
          <text:p/>
        </draw:line>
        <draw:line draw:style-name="gr9" draw:text-style-name="P8" draw:layer="layout" svg:x1="15.569cm" svg:y1="3.439cm" svg:x2="15.569cm" svg:y2="3.793cm">
          <text:p/>
        </draw:line>
        <draw:line draw:style-name="gr9" draw:text-style-name="P8" draw:layer="layout" svg:x1="17.22cm" svg:y1="3.439cm" svg:x2="17.22cm" svg:y2="3.793cm">
          <text:p/>
        </draw:line>
        <draw:line draw:style-name="gr9" draw:text-style-name="P8" draw:layer="layout" svg:x1="14.031cm" svg:y1="2.268cm" svg:x2="14.031cm" svg:y2="2.268cm">
          <text:p/>
        </draw:line>
        <draw:line draw:style-name="gr9" draw:text-style-name="P8" draw:layer="layout" svg:x1="15.569cm" svg:y1="2.269cm" svg:x2="15.569cm" svg:y2="2.472cm">
          <text:p/>
        </draw:line>
        <draw:line draw:style-name="gr9" draw:text-style-name="P8" draw:layer="layout" svg:x1="14.68cm" svg:y1="3.031cm" svg:x2="14.858cm" svg:y2="3.031cm">
          <text:p/>
        </draw:line>
        <draw:line draw:style-name="gr9" draw:text-style-name="P8" draw:layer="layout" svg:x1="14.68cm" svg:y1="1.831cm" svg:x2="14.883cm" svg:y2="1.831cm">
          <text:p/>
        </draw:line>
        <draw:line draw:style-name="gr9" draw:text-style-name="P8" draw:layer="layout" svg:x1="13.969cm" svg:y1="3.439cm" svg:x2="13.969cm" svg:y2="3.793cm">
          <text:p/>
        </draw:line>
        <draw:line draw:style-name="gr9" draw:text-style-name="P8" draw:layer="layout" svg:x1="13.969cm" svg:y1="2.27cm" svg:x2="13.969cm" svg:y2="2.473cm">
          <text:p/>
        </draw:line>
        <draw:frame draw:style-name="gr10" draw:text-style-name="P9" draw:layer="layout" svg:width="6.35cm" svg:height="1.052cm" svg:x="12.875cm" svg:y="-0.044cm">
          <draw:text-box>
            <text:p><text:span text:style-name="T2">Server N</text:span></text:p>
          </draw:text-box>
        </draw:frame>
        <draw:frame draw:style-name="gr12" draw:text-style-name="P10" draw:layer="layout" svg:width="1.651cm" svg:height="1.119cm" svg:x="11.769cm" svg:y="4.283cm">
          <draw:text-box>
            <text:p><text:span text:style-name="T3">… </text:span></text:p>
          </draw:text-box>
        </draw:frame>
        <draw:custom-shape draw:style-name="gr13" draw:text-style-name="P11" draw:layer="layout" svg:width="13.559cm" svg:height="3.159cm" svg:x="6.534cm" svg:y="8.663cm">
          <text:p text:style-name="P3">Data Center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2" draw:layer="layout" svg:width="5.207cm" svg:height="3.937cm" svg:x="0.1cm" svg:y="8.193cm">
          <text:p text:style-name="P3"><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 draw:layer="layout" svg:width="5.125cm" svg:height="3.662cm" svg:x="18.729cm" svg:y="4.091cm">
          <text:p/>
          <draw:enhanced-geometry svg:viewBox="0 0 21600 21600" draw:type="rectangle" draw:enhanced-path="M 0 0 L 21600 0 21600 21600 0 21600 0 0 Z N"/>
        </draw:custom-shape>
        <draw:custom-shape draw:style-name="gr11" draw:text-style-name="P2" draw:layer="layout" svg:width="1.27cm" svg:height="1.397cm" svg:x="18.986cm" svg:y="4.471cm">
          <text:p text:style-name="P3"><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1.27cm" svg:height="1.397cm" svg:x="18.987cm" svg:y="6.071cm">
          <text:p text:style-name="P3"><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1.27cm" svg:height="1.397cm" svg:x="20.587cm" svg:y="4.471cm">
          <text:p text:style-name="P3"><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1.27cm" svg:height="1.397cm" svg:x="22.188cm" svg:y="4.471cm">
          <text:p text:style-name="P3"><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1.27cm" svg:height="1.397cm" svg:x="22.189cm" svg:y="6.071cm">
          <text:p text:style-name="P3"><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1.27cm" svg:height="1.397cm" svg:x="20.59cm" svg:y="6.071cm">
          <text:p text:style-name="P3"><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9" draw:layer="layout" svg:width="6.35cm" svg:height="1.052cm" svg:x="18.685cm" svg:y="2.85cm">
          <draw:text-box>
            <text:p><text:span text:style-name="T2">SAN / NAS</text:span></text:p>
          </draw:text-box>
        </draw:frame>
        <draw:line draw:style-name="gr16" draw:text-style-name="P8" draw:layer="layout" svg:x1="8.028cm" svg:y1="7.585cm" svg:x2="8.536cm" svg:y2="9.236cm">
          <text:p/>
        </draw:line>
        <draw:line draw:style-name="gr16" draw:text-style-name="P8" draw:layer="layout" svg:x1="14.44cm" svg:y1="7.585cm" svg:x2="14.44cm" svg:y2="8.601cm">
          <text:p/>
        </draw:line>
        <draw:line draw:style-name="gr16" draw:text-style-name="P8" draw:layer="layout" svg:x1="21.125cm" svg:y1="7.712cm" svg:x2="19.177cm" svg:y2="9.309cm">
          <text:p/>
        </draw:line>
        <draw:line draw:style-name="gr17" draw:text-style-name="P8" draw:layer="layout" svg:x1="5.261cm" svg:y1="10.133cm" svg:x2="6.531cm" svg:y2="10.133cm">
          <text:p/>
        </draw:line>
        <draw:custom-shape draw:style-name="gr7" draw:text-style-name="P7" draw:layer="layout" svg:width="1.397cm" svg:height="1.016cm" svg:x="13.191cm" svg:y="6.563cm">
          <text:p text:style-name="P3"><text:span text:style-name="T1">NIC</text:span></text:p>
          <draw:enhanced-geometry svg:viewBox="0 0 21600 21600" draw:type="rectangle" draw:enhanced-path="M 0 0 L 21600 0 21600 21600 0 21600 0 0 Z N"/>
        </draw:custom-shape>
        <draw:line draw:style-name="gr8" draw:text-style-name="P8" draw:layer="layout" svg:x1="13.946cm" svg:y1="4.801cm" svg:x2="13.92cm" svg:y2="6.477cm">
          <text:p/>
        </draw:line>
        <draw:custom-shape draw:style-name="gr18" draw:text-style-name="P13" draw:layer="layout" svg:width="1.397cm" svg:height="1.016cm" svg:x="14.732cm" svg:y="5.463cm">
          <text:p text:style-name="P3"><text:span text:style-name="T1"/></text:p>
          <draw:enhanced-geometry svg:viewBox="0 0 21600 21600" draw:type="rectangle" draw:enhanced-path="M 0 0 L 21600 0 21600 21600 0 21600 0 0 Z N"/>
        </draw:custom-shape>
        <draw:line draw:style-name="gr8" draw:text-style-name="P8" draw:layer="layout" svg:x1="15.406cm" svg:y1="4.799cm" svg:x2="15.406cm" svg:y2="5.464cm">
          <text:p/>
        </draw:line>
        <draw:custom-shape draw:style-name="gr18" draw:text-style-name="P13" draw:layer="layout" svg:width="1.397cm" svg:height="1.016cm" svg:x="14.832cm" svg:y="5.663cm">
          <text:p text:style-name="P3"><text:span text:style-name="T1">FPGA</text:span></text:p>
          <draw:enhanced-geometry svg:viewBox="0 0 21600 21600" draw:type="rectangle" draw:enhanced-path="M 0 0 L 21600 0 21600 21600 0 21600 0 0 Z N"/>
        </draw:custom-shape>
        <draw:custom-shape draw:style-name="gr18" draw:text-style-name="P13" draw:layer="layout" svg:width="1.397cm" svg:height="1.016cm" svg:x="8.332cm" svg:y="5.463cm">
          <text:p/>
          <draw:enhanced-geometry svg:viewBox="0 0 21600 21600" draw:type="rectangle" draw:enhanced-path="M 0 0 L 21600 0 21600 21600 0 21600 0 0 Z N"/>
        </draw:custom-shape>
        <draw:line draw:style-name="gr8" draw:text-style-name="P8" draw:layer="layout" svg:x1="9.006cm" svg:y1="4.799cm" svg:x2="9.006cm" svg:y2="5.464cm">
          <text:p/>
        </draw:line>
        <draw:custom-shape draw:style-name="gr18" draw:text-style-name="P13" draw:layer="layout" svg:width="1.397cm" svg:height="1.016cm" svg:x="8.432cm" svg:y="5.663cm">
          <text:p text:style-name="P3"><text:span text:style-name="T1">FPGA</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1" svg:font-family="'Source Code Pro'" style:font-pitch="fixed"/>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solid" draw:fill-color="#729fcf"/>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4.13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4T09:19:38.136811164</meta:creation-date>
    <dc:date>2019-09-10T11:38:45.619777208</dc:date>
    <meta:editing-duration>PT22M6S</meta:editing-duration>
    <meta:editing-cycles>6</meta:editing-cycles>
    <meta:generator>LibreOffice/6.2.6.2$Linux_X86_64 LibreOffice_project/20$Build-2</meta:generator>
    <meta:document-statistic meta:object-count="65"/>
  </office:meta>
</office:document-meta>
</file>